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en" fo:country="GB" fo:font-weight="bold" officeooo:rsid="001168a9" officeooo:paragraph-rsid="001168a9"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14pt" fo:language="en" fo:country="GB" fo:font-weight="normal" officeooo:rsid="001168a9" officeooo:paragraph-rsid="001168a9" style:font-size-asian="12.25pt" style:font-weight-asian="normal" style:font-size-complex="14pt" style:font-weight-complex="normal"/>
    </style:style>
    <style:style style:name="P3" style:family="paragraph" style:parent-style-name="Standard">
      <style:paragraph-properties fo:text-align="center" style:justify-single-word="false"/>
      <style:text-properties fo:font-size="12pt" fo:language="en" fo:country="GB" fo:font-weight="normal" officeooo:rsid="001168a9" officeooo:paragraph-rsid="001168a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en" fo:country="GB" fo:font-weight="normal" officeooo:rsid="001168a9" officeooo:paragraph-rsid="001168a9"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GB" fo:font-style="normal" fo:font-weight="normal" officeooo:rsid="00118e46" officeooo:paragraph-rsid="001168a9"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language="en" fo:country="GB" fo:font-style="normal" fo:font-weight="normal" officeooo:rsid="00118e46" officeooo:paragraph-rsid="0014c0e3" style:font-size-asian="10.5pt" style:font-style-asian="normal" style:font-weight-asian="normal" style:font-size-complex="12pt" style:font-style-complex="normal" style:font-weight-complex="normal"/>
    </style:style>
    <style:style style:name="T1" style:family="text">
      <style:text-properties fo:font-weight="bold" officeooo:rsid="00118e46" style:font-weight-asian="bold" style:font-weight-complex="bold"/>
    </style:style>
    <style:style style:name="T2" style:family="text">
      <style:text-properties fo:font-weight="bold" officeooo:rsid="0014c0e3" style:font-weight-asian="bold" style:font-weight-complex="bold"/>
    </style:style>
    <style:style style:name="T3" style:family="text">
      <style:text-properties fo:font-style="normal" officeooo:rsid="00118e46" style:font-style-asian="normal" style:font-style-complex="normal"/>
    </style:style>
    <style:style style:name="T4" style:family="text">
      <style:text-properties officeooo:rsid="00137a96"/>
    </style:style>
    <style:style style:name="T5" style:family="text">
      <style:text-properties fo:language="en" fo:country="IE" officeooo:rsid="0014c0e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ser Scenarios</text:p>
      <text:p text:style-name="P2">Vitor Wogel</text:p>
      <text:p text:style-name="P2">Diego Touchard</text:p>
      <text:p text:style-name="P3"/>
      <text:p text:style-name="P4"><text:tab/>After developing our user personas, now its time to think about user scenarios for our Homework Quiz app.</text:p>
      <text:p text:style-name="P4"/>
      <text:p text:style-name="P4"><text:tab/><text:span text:style-name="T1">Marcos (the chemistry professor) user scenario:</text:span></text:p>
      <text:p text:style-name="P4"><text:span text:style-name="T1"><text:tab/></text:span><text:span text:style-name="T3">Marcos is teaching organic chemistry to his students and the final exams are approaching. For that reason he wants to give a complete review of the module so that the students can study while practising what was given in class.</text:span></text:p>
      <text:p text:style-name="P5"><text:tab/>From home and with some time to spare he decides to log in to the Homework Quiz app with his Google account and creates a new blank quiz, setting a time limit of 90 minutes and 30 questions, to get the students ready for the exams. The only problem is that Marcos wanted to see how the students got to the answer, and that is not possible using the app, because it just accepts multiple choice answers.</text:p>
      <text:p text:style-name="P5"><text:tab/>With that in mind the lecturer emailed some of his colleagues looking for possible ways to overcome this issue. Sam, the maths lecturer said that <text:span text:style-name="T4">he could ask the students to e-mail him, with the pictures of the calculation on the questions needed. He agrees to it and then let the students know, by e-mail, the quiz ID and the details of what needs to be done.</text:span></text:p>
      <text:p text:style-name="P5"/>
      <text:p text:style-name="P5"><text:tab/><text:span text:style-name="T2">Thaiz (Marcos student) user scenario:</text:span></text:p>
      <text:p text:style-name="P5"><text:span text:style-name="T2"><text:tab/></text:span><text:span text:style-name="T5">Thaiz is worried about the week of exams, specially because she didn’t do much practice for the Chemistry lessons this semester.</text:span></text:p>
      <text:p text:style-name="P6"><text:span text:style-name="T5"><text:tab/>She receives an e-mail from Marcos informing that the students are supposed to log on to the Homework Quiz app in order to do a practical section to prepare for the exam. Extremely relieved she downloads the app, creates a new account and enters the quiz ID provided in the e-mail.</text:span></text:p>
      <text:p text:style-name="P6"><text:span text:style-name="T5"><text:tab/>Thaiz, does a good job on the quiz, flagging up some questions that she had a doubt and she receives the feedback from the app saying she got 75% of the answers correct. Happy with the results she is just waiting now for the feedback from the professor, to understand and practice more on the questions she got wrong.</text:span><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3T15:51:03.580000000</meta:creation-date>
    <dc:date>2023-03-15T10:52:26.578000000</dc:date>
    <meta:editing-duration>PT33M41S</meta:editing-duration>
    <meta:editing-cycles>4</meta:editing-cycles>
    <meta:generator>LibreOffice/7.5.0.3$Windows_X86_64 LibreOffice_project/c21113d003cd3efa8c53188764377a8272d9d6de</meta:generator>
    <meta:document-statistic meta:table-count="0" meta:image-count="0" meta:object-count="0" meta:page-count="1" meta:paragraph-count="12" meta:word-count="350" meta:character-count="1954" meta:non-whitespace-character-count="1606"/>
  </office:meta>
</office:document-meta>
</file>